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2pt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Gothic1" fo:language="en" fo:country="US"/>
    </style:style>
    <style:style style:name="P7" style:family="paragraph" style:parent-style-name="Standard">
      <style:text-properties style:font-name="Century Gothic1" fo:language="en" fo:country="US" fo:font-weight="bold" style:font-weight-asian="bold"/>
    </style:style>
    <style:style style:name="P8" style:family="paragraph" style:parent-style-name="Standard" style:list-style-name="WW8Num12">
      <style:text-properties style:font-name="Century Gothic1" fo:language="en" fo:country="US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1pt" fo:language="en" fo:country="US" style:font-size-asian="11pt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ubtitle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2"><text:tab/>- Variabel<text:line-break/><text:tab/>- Tipe Data</text:p>
      <text:p text:style-name="P6"/>
      <text:p text:style-name="P6"/>
      <text:p text:style-name="P7">Objective :</text:p>
      <text:list xml:id="list1098002277" text:style-name="WW8Num12">
        <text:list-item>
          <text:p text:style-name="P8">Memahami Variabel</text:p>
        </text:list-item>
        <text:list-item>
          <text:p text:style-name="P8">Memahami Type data</text:p>
        </text:list-item>
      </text:list>
      <text:p text:style-name="P9"/>
      <text:p text:style-name="P3">Tugas praktikum :</text:p>
      <text:p text:style-name="P3"/>
      <text:p text:style-name="P4"><text:span text:style-name="T1">Praktikum Soal I.<text:line-break/><text:line-break/><text:tab/></text:span><text:span text:style-name="T2">1. Buatlah file Latihan.java.</text:span></text:p>
      <text:p text:style-name="P5"><text:tab/>2. Edit file Latihan.java dengan sintaks seperti ini :<text:line-break/><text:line-break/><text:tab/><text:tab/><text:span text:style-name="T3">public class Latihan{</text:span></text:p>
      <text:p text:style-name="P5"><text:span text:style-name="T3"><text:tab/><text:tab/><text:tab/>public static void main(String[] args){</text:span></text:p>
      <text:p text:style-name="P5"><text:span text:style-name="T3"><text:tab/><text:tab/></text:span></text:p>
      <text:p text:style-name="P5"><text:span text:style-name="T3"><text:tab/><text:tab/><text:tab/><text:tab/>int favNum;</text:span></text:p>
      <text:p text:style-name="P5"><text:span text:style-name="T3"><text:tab/><text:tab/><text:tab/><text:tab/>String words;</text:span></text:p>
      <text:p text:style-name="P5"><text:span text:style-name="T3"><text:tab/><text:tab/></text:span></text:p>
      <text:p text:style-name="P5"><text:span text:style-name="T3"><text:tab/><text:tab/><text:tab/><text:tab/>favNum = 7;</text:span></text:p>
      <text:p text:style-name="P5"><text:span text:style-name="T3"><text:tab/><text:tab/><text:tab/><text:tab/>words = "My favorite number is ";</text:span></text:p>
      <text:p text:style-name="P5"><text:span text:style-name="T3"></text:span></text:p>
      <text:p text:style-name="P5"><text:span text:style-name="T3"><text:tab/><text:tab/><text:tab/><text:tab/>System.out.println(words + favNum + "." );</text:span></text:p>
      <text:p text:style-name="P5"><text:span text:style-name="T3"><text:tab/><text:tab/><text:tab/>}</text:span></text:p>
      <text:p text:style-name="P5"><text:span text:style-name="T3"><text:tab/><text:tab/>}<text:line-break/><text:line-break/><text:tab/></text:span>3. Compile file Latihan.java menggunakan java compiler (javac) :<text:line-break/><text:line-break/><text:tab/><text:tab/><text:span text:style-name="T3">$ javac Latihan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tab/><text:tab/><text:span text:style-name="T4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My favorite number is 7.</text:span><text:span text:style-name="T4"><text:line-break/></text:span><text:span text:style-name="T5"><text:line-break/><text:tab/>6. Setelah proses running tampil seperti di atas, beri penjelasan dari sintaks <text:tab/> <text:s text:c="3"/>pada file Latihan.java dengan hasil running file tersebut !<text:line-break/><text:line-break/></text:span></text:p>
      <text:p text:style-name="P1"/>
      <text:p text:style-name="P3"><text:soft-page-break/>Praktikum Soal II.</text:p>
      <text:p text:style-name="P3"/>
      <text:p text:style-name="P3"><text:tab/><text:span text:style-name="T2">1. Buatlah file </text:span><text:span text:style-name="T6">Latihan</text:span><text:span text:style-name="T2">.java.</text:span></text:p>
      <text:p text:style-name="P5"><text:tab/>2. Edit file <text:span text:style-name="T5">Latihan</text:span>.java dengan sintaks seperti ini :<text:line-break/><text:line-break/><text:tab/><text:tab/><text:span text:style-name="T3">public class Latihan{</text:span></text:p>
      <text:p text:style-name="P5"><text:span text:style-name="T3"><text:tab/><text:tab/><text:tab/>public static void main(String[] args){</text:span></text:p>
      <text:p text:style-name="P5"><text:span text:style-name="T3"><text:tab/><text:tab/></text:span></text:p>
      <text:p text:style-name="P5"><text:span text:style-name="T3"><text:tab/><text:tab/><text:tab/><text:tab/>double tuna;</text:span></text:p>
      <text:p text:style-name="P5"><text:span text:style-name="T3"><text:tab/><text:tab/><text:tab/><text:tab/>tuna = 5.28;</text:span></text:p>
      <text:p text:style-name="P5"><text:span text:style-name="T3"><text:tab/><text:tab/></text:span></text:p>
      <text:p text:style-name="P5"><text:span text:style-name="T3"><text:tab/><text:tab/><text:tab/><text:tab/>System.out.print("I want ");</text:span></text:p>
      <text:p text:style-name="P5"><text:span text:style-name="T3"><text:tab/><text:tab/><text:tab/><text:tab/>System.out.print(tuna );</text:span></text:p>
      <text:p text:style-name="P5"><text:span text:style-name="T3"><text:tab/><text:tab/><text:tab/><text:tab/>System.out.println(" movies");</text:span></text:p>
      <text:p text:style-name="P5"><text:span text:style-name="T3"><text:tab/><text:tab/><text:tab/><text:tab/>System.out.println("apples");</text:span></text:p>
      <text:p text:style-name="P5"><text:span text:style-name="T3"><text:tab/><text:tab/><text:tab/>}</text:span></text:p>
      <text:p text:style-name="P5"><text:span text:style-name="T3"><text:tab/><text:tab/>}<text:line-break/><text:line-break/><text:tab/></text:span>3. Compile file Latihan.java menggunakan java compiler (javac) :<text:line-break/><text:line-break/><text:tab/><text:tab/><text:span text:style-name="T3">$ javac Latihan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tab/><text:tab/><text:span text:style-name="T4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 <text:line-break/><text:tab/><text:tab/></text:span><text:span text:style-name="T4">I want 5.28 movies</text:span></text:p>
      <text:p text:style-name="P5"><text:span text:style-name="T4"><text:tab/><text:tab/>apples 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1"/>
      <text:p text:style-name="P1"/>
      <text:p text:style-name="P2">Praktikum Soal III.</text:p>
      <text:p text:style-name="P1"/>
      <text:p text:style-name="P1"><text:tab/>1. Buatlah file Latihan.java.</text:p>
      <text:p text:style-name="P5"><text:tab/>2. Edit file Latihan.java dengan sintaks seperti ini :<text:line-break/><text:line-break/><text:tab/><text:tab/><text:span text:style-name="T3">public class Latihan{ </text:span></text:p>
      <text:p text:style-name="P10"><text:tab/><text:tab/><text:tab/>public static void main(String[] args) { </text:p>
      <text:p text:style-name="P10"><text:tab/><text:tab/><text:tab/><text:tab/>int a; </text:p>
      <text:p text:style-name="P10"><text:tab/><text:tab/><text:tab/><text:tab/>a = 10; </text:p>
      <text:p text:style-name="P10"><text:tab/><text:tab/><text:tab/><text:tab/>int b = 20; </text:p>
      <text:p text:style-name="P10"/>
      <text:p text:style-name="P10"><text:tab/><text:tab/><text:tab/><text:tab/>System.out.println("a = " + a); </text:p>
      <text:p text:style-name="P10"><text:soft-page-break/><text:tab/><text:tab/><text:tab/><text:tab/>System.out.println("b = " + b); </text:p>
      <text:p text:style-name="P10"><text:tab/><text:tab/><text:tab/><text:tab/>System.out.println("a * b = " + (a * b)); </text:p>
      <text:p text:style-name="P10"><text:tab/><text:tab/><text:tab/>} </text:p>
      <text:p text:style-name="P5"><text:span text:style-name="T3"><text:tab/><text:tab/>}<text:line-break/><text:line-break/><text:tab/></text:span>3. Compile file Latihan.java menggunakan java compiler (javac) :<text:line-break/><text:line-break/><text:tab/><text:tab/><text:span text:style-name="T3">$ javac Latihan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tab/><text:tab/><text:span text:style-name="T4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a = 10</text:span></text:p>
      <text:p text:style-name="P5"><text:span text:style-name="T4"><text:tab/><text:tab/>b = 20</text:span></text:p>
      <text:p text:style-name="P5"><text:span text:style-name="T4"><text:tab/><text:tab/>a * b = 200 <text:s/>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1"/>
      <text:p text:style-name="P1"/>
      <text:p text:style-name="P1"/>
      <text:p text:style-name="P2">Praktikum Soal IV</text:p>
      <text:p text:style-name="P1"/>
      <text:p text:style-name="P1"><text:tab/>1. Buatlah file Latihan.java.</text:p>
      <text:p text:style-name="P5"><text:tab/>2. Edit file Latihan.java dengan sintaks seperti ini :<text:line-break/><text:line-break/><text:tab/><text:span text:style-name="T3">public class Latihan{ </text:span></text:p>
      <text:p text:style-name="P10"><text:tab/><text:tab/>public static void main(String[] args){ </text:p>
      <text:p text:style-name="P10"><text:tab/> <text:s text:c="6"/><text:tab/><text:tab/>int value = 10; <text:s/></text:p>
      <text:p text:style-name="P10"><text:tab/> <text:s text:c="7"/><text:tab/><text:tab/>char a; <text:s/></text:p>
      <text:p text:style-name="P10"><text:tab/> <text:s text:c="7"/><text:tab/><text:tab/>a = 'B'; <text:s/></text:p>
      <text:p text:style-name="P10"><text:tab/> <text:s text:c="2"/></text:p>
      <text:p text:style-name="P10"><text:tab/> <text:s text:c="7"/><text:tab/><text:tab/>System.out.println(value); <text:s/></text:p>
      <text:p text:style-name="P10"><text:tab/> <text:s text:c="7"/><text:tab/><text:tab/>System.out.println("The value of \"a\" = " + a); </text:p>
      <text:p text:style-name="P10"><text:tab/><text:tab/>} </text:p>
      <text:p text:style-name="P5"><text:span text:style-name="T3"><text:tab/>}<text:line-break/><text:line-break/><text:tab/></text:span>3. Compile file Latihan.java menggunakan java compiler (javac) :<text:line-break/><text:line-break/><text:tab/><text:tab/><text:span text:style-name="T3">$ javac Latihan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soft-page-break/><text:tab/><text:tab/><text:span text:style-name="T4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10</text:span></text:p>
      <text:p text:style-name="P5"><text:span text:style-name="T4"><text:tab/><text:tab/>The value of "a" = B </text:span></text:p>
      <text:p text:style-name="P5"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2"/>
      <text:p text:style-name="P2">Praktikum Soal V</text:p>
      <text:p text:style-name="P2"/>
      <text:p text:style-name="P3"><text:span text:style-name="T5"><text:tab/></text:span><text:span text:style-name="T6">1. Buatlah file Latihan.java.</text:span></text:p>
      <text:p text:style-name="P5"><text:tab/>2. Edit file Latihan.java dengan sintaks seperti ini :<text:line-break/><text:line-break/><text:tab/><text:tab/><text:span text:style-name="T3">public class Latihan{ </text:span></text:p>
      <text:p text:style-name="P10"><text:tab/><text:tab/><text:tab/>public static void main(String[] args) { </text:p>
      <text:p text:style-name="P10"><text:tab/><text:tab/><text:tab/><text:tab/>byte number1 = 12; </text:p>
      <text:p text:style-name="P10"><text:tab/><text:tab/><text:tab/><text:tab/>short number2 = 100; </text:p>
      <text:p text:style-name="P10"><text:tab/><text:tab/><text:tab/><text:tab/>int number3 = 1000; </text:p>
      <text:p text:style-name="P10"><text:tab/><text:tab/><text:tab/><text:tab/>long number4 = 20001; </text:p>
      <text:p text:style-name="P10"><text:tab/><text:tab/><text:tab/><text:tab/>float number5 = 120023.45f; </text:p>
      <text:p text:style-name="P10"><text:tab/><text:tab/><text:tab/><text:tab/>double number6 = 123456; </text:p>
      <text:p text:style-name="P10"><text:tab/><text:tab/><text:tab/><text:tab/>boolean value = true; </text:p>
      <text:p text:style-name="P10"><text:tab/><text:tab/><text:tab/><text:tab/>char character = 'a'; </text:p>
      <text:p text:style-name="P10"/>
      <text:p text:style-name="P10"><text:tab/><text:tab/><text:tab/><text:tab/>System.out.println(number1); </text:p>
      <text:p text:style-name="P10"><text:tab/><text:tab/><text:tab/><text:tab/>System.out.println(number2); </text:p>
      <text:p text:style-name="P10"><text:tab/><text:tab/><text:tab/><text:tab/>System.out.println(number3); </text:p>
      <text:p text:style-name="P10"><text:tab/><text:tab/><text:tab/><text:tab/>System.out.println(number4); </text:p>
      <text:p text:style-name="P10"><text:tab/><text:tab/><text:tab/><text:tab/>System.out.println(number5); </text:p>
      <text:p text:style-name="P10"><text:tab/><text:tab/><text:tab/><text:tab/>System.out.println(number6); </text:p>
      <text:p text:style-name="P10"><text:tab/><text:tab/><text:tab/><text:tab/>System.out.println(value); </text:p>
      <text:p text:style-name="P10"><text:tab/><text:tab/><text:tab/><text:tab/>System.out.println(character); </text:p>
      <text:p text:style-name="P10"><text:tab/><text:tab/><text:tab/>} </text:p>
      <text:p text:style-name="P5"><text:span text:style-name="T3"><text:tab/><text:tab/>}<text:line-break/><text:line-break/><text:tab/></text:span>3. Compile file Latihan.java menggunakan java compiler (javac) :<text:line-break/><text:line-break/><text:tab/><text:tab/><text:span text:style-name="T3">$ javac Latihan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tab/><text:tab/><text:span text:style-name="T4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/text:span><text:soft-page-break/><text:span text:style-name="T5"><text:line-break/><text:tab/><text:tab/></text:span><text:span text:style-name="T4">12 </text:span></text:p>
      <text:p text:style-name="P11"><text:tab/><text:tab/>100 </text:p>
      <text:p text:style-name="P11"><text:tab/><text:tab/>1000 </text:p>
      <text:p text:style-name="P11"><text:tab/><text:tab/>20001 </text:p>
      <text:p text:style-name="P11"><text:tab/><text:tab/>120023.45 </text:p>
      <text:p text:style-name="P11"><text:tab/><text:tab/>123456.0 </text:p>
      <text:p text:style-name="P11"><text:tab/><text:tab/>true </text:p>
      <text:p text:style-name="P5"><text:span text:style-name="T4"><text:tab/><text:tab/>a <text:s text:c="2"/>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1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7T09:40:11</meta:creation-date>
    <dc:date>2011-09-27T11:31:21</dc:date>
    <dc:creator>izwan </dc:creator>
    <meta:editing-duration>PT01H51M10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5" meta:paragraph-count="107" meta:word-count="636" meta:character-count="4713"/>
  </office:meta>
</office:document-meta>
</file>